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Wingdings" svg:font-family="Wingdings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8f01c"/>
    </style:style>
    <style:style style:name="P2" style:family="paragraph" style:parent-style-name="Standard">
      <style:paragraph-properties fo:text-align="start" style:justify-single-word="false"/>
      <style:text-properties officeooo:paragraph-rsid="001a7542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a754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8f01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a754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18f01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paragraph-rsid="0018f01c" style:font-weight-asian="normal" style:font-weight-complex="normal"/>
    </style:style>
    <style:style style:name="P8" style:family="paragraph" style:parent-style-name="Standard">
      <style:text-properties officeooo:paragraph-rsid="0018f01c"/>
    </style:style>
    <style:style style:name="P9" style:family="paragraph" style:parent-style-name="Standard">
      <style:paragraph-properties fo:text-align="center" style:justify-single-word="false"/>
      <style:text-properties officeooo:paragraph-rsid="0018f01c"/>
    </style:style>
    <style:style style:name="P10" style:family="paragraph" style:parent-style-name="Standard">
      <style:paragraph-properties fo:text-align="center" style:justify-single-word="false"/>
      <style:text-properties officeooo:paragraph-rsid="001a7542"/>
    </style:style>
    <style:style style:name="P11" style:family="paragraph" style:parent-style-name="Standard">
      <style:text-properties officeooo:paragraph-rsid="001a7542"/>
    </style:style>
    <style:style style:name="P12" style:family="paragraph" style:parent-style-name="Standard" style:list-style-name="L1">
      <style:text-properties officeooo:paragraph-rsid="001a7542"/>
    </style:style>
    <style:style style:name="P13" style:family="paragraph" style:parent-style-name="Standard" style:list-style-name="L2">
      <style:text-properties officeooo:paragraph-rsid="001a7542"/>
    </style:style>
    <style:style style:name="P14" style:family="paragraph" style:parent-style-name="Standard">
      <style:paragraph-properties fo:margin-left="0in" fo:margin-right="0.0626in" fo:text-indent="0in" style:auto-text-indent="false"/>
      <style:text-properties fo:color="#00000a" officeooo:paragraph-rsid="0018f01c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18f01c" style:font-weight-asian="bold" style:font-weight-complex="bold"/>
    </style:style>
    <style:style style:name="P16" style:family="paragraph" style:parent-style-name="List_20_Paragraph" style:list-style-name="WW8Num7">
      <style:text-properties fo:color="#00000a" officeooo:paragraph-rsid="0018f01c" style:font-weight-complex="bold"/>
    </style:style>
    <style:style style:name="P17" style:family="paragraph" style:parent-style-name="List_20_Paragraph" style:list-style-name="WW8Num7">
      <style:paragraph-properties fo:text-align="start" style:justify-single-word="false"/>
      <style:text-properties fo:color="#00000a" fo:font-weight="normal" officeooo:paragraph-rsid="0018f01c" style:font-weight-asian="normal" style:font-weight-complex="bold"/>
    </style:style>
    <style:style style:name="P18" style:family="paragraph" style:parent-style-name="List_20_Paragraph" style:list-style-name="WW8Num7">
      <style:paragraph-properties fo:text-align="start" style:justify-single-word="false"/>
      <style:text-properties fo:color="#00000a" fo:font-weight="normal" officeooo:paragraph-rsid="001a7542" style:font-weight-asian="normal" style:font-weight-complex="bold"/>
    </style:style>
    <style:style style:name="P19" style:family="paragraph" style:parent-style-name="List_20_Paragraph">
      <style:paragraph-properties fo:text-align="center" style:justify-single-word="false"/>
      <style:text-properties fo:color="#00000a" fo:font-weight="normal" officeooo:paragraph-rsid="001a7542" style:font-weight-asian="normal" style:font-weight-complex="bold"/>
    </style:style>
    <style:style style:name="P20" style:family="paragraph" style:parent-style-name="List_20_Paragraph">
      <style:paragraph-properties fo:text-align="start" style:justify-single-word="false"/>
      <style:text-properties officeooo:paragraph-rsid="001a7542"/>
    </style:style>
    <style:style style:name="P21" style:family="paragraph" style:parent-style-name="List_20_Paragraph" style:list-style-name="">
      <style:paragraph-properties fo:margin-left="0.5in" fo:margin-right="0.0626in" fo:text-align="center" style:justify-single-word="false" fo:text-indent="0in" style:auto-text-indent="false"/>
      <style:text-properties fo:color="#00000a" officeooo:paragraph-rsid="0018f01c"/>
    </style:style>
    <style:style style:name="P22" style:family="paragraph" style:parent-style-name="List_20_Paragraph" style:list-style-name="WW8Num6">
      <style:paragraph-properties fo:margin-left="0.5in" fo:margin-right="0.0626in" fo:text-indent="-0.25in" style:auto-text-indent="false"/>
      <style:text-properties fo:color="#00000a" officeooo:paragraph-rsid="0018f01c"/>
    </style:style>
    <style:style style:name="P23" style:family="paragraph" style:parent-style-name="List_20_Paragraph">
      <style:paragraph-properties fo:margin-left="0.5in" fo:margin-right="0.0626in" fo:text-indent="-0.25in" style:auto-text-indent="false"/>
      <style:text-properties fo:color="#00000a" officeooo:paragraph-rsid="0018f01c"/>
    </style:style>
    <style:style style:name="P24" style:family="paragraph" style:parent-style-name="List_20_Paragraph" style:list-style-name="">
      <style:paragraph-properties fo:margin-left="0in" fo:margin-right="0.0626in" fo:text-indent="0in" style:auto-text-indent="false"/>
      <style:text-properties fo:color="#00000a" officeooo:paragraph-rsid="0018f01c"/>
    </style:style>
    <style:style style:name="P25" style:family="paragraph" style:parent-style-name="List_20_Paragraph">
      <style:paragraph-properties fo:margin-left="0in" fo:margin-right="0.0626in" fo:text-align="center" style:justify-single-word="false" fo:text-indent="0in" style:auto-text-indent="false"/>
      <style:text-properties fo:color="#00000a" fo:font-weight="bold" officeooo:paragraph-rsid="0018f01c" style:font-weight-asian="bold" style:font-weight-complex="bold"/>
    </style:style>
    <style:style style:name="P26" style:family="paragraph" style:parent-style-name="List_20_Paragraph">
      <style:paragraph-properties fo:margin-left="0in" fo:margin-right="0.0626in" fo:text-align="center" style:justify-single-word="false" fo:text-indent="0in" style:auto-text-indent="false"/>
      <style:text-properties fo:color="#00000a" fo:font-weight="normal" officeooo:paragraph-rsid="0018f01c" style:font-weight-asian="normal" style:font-weight-complex="normal"/>
    </style:style>
    <style:style style:name="P27" style:family="paragraph" style:parent-style-name="List_20_Paragraph" style:list-style-name="">
      <style:paragraph-properties fo:margin-left="0in" fo:margin-right="0.0626in" fo:text-align="center" style:justify-single-word="false" fo:text-indent="0in" style:auto-text-indent="false"/>
      <style:text-properties fo:color="#00000a" officeooo:paragraph-rsid="0018f01c"/>
    </style:style>
    <style:style style:name="P28" style:family="paragraph" style:parent-style-name="List_20_Paragraph" style:list-style-name="WW8Num6">
      <style:paragraph-properties fo:margin-left="0.25in" fo:margin-right="0.0626in" fo:text-indent="0in" style:auto-text-indent="false"/>
      <style:text-properties fo:color="#00000a" officeooo:paragraph-rsid="0018f01c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a" fo:font-weight="normal" officeooo:paragraph-rsid="001a7542" style:font-weight-asian="normal" style:font-weight-complex="bold"/>
    </style:style>
    <style:style style:name="T1" style:family="text">
      <style:text-properties officeooo:rsid="000557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18f01c"/>
    </style:style>
    <style:style style:name="T5" style:family="text">
      <style:text-properties fo:color="#00000a" fo:font-weight="normal" style:font-weight-asian="normal" style:font-weight-complex="bold"/>
    </style:style>
    <style:style style:name="T6" style:family="text">
      <style:text-properties style:font-name-asian="Liberation Serif1" style:font-name-complex="Liberation Serif1"/>
    </style:style>
    <style:style style:name="T7" style:family="text">
      <style:text-properties officeooo:rsid="001af1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rank M. Gerber</text:p>
      <text:p text:style-name="P7">27315 Morgnec Road Chestertown Maryland 21620</text:p>
      <text:p text:style-name="P7">fgerber440@gmail.com</text:p>
      <text:p text:style-name="P7">(410) 490 - 4801</text:p>
      <text:p text:style-name="P9"/>
      <text:p text:style-name="P4">Professional Summary</text:p>
      <text:p text:style-name="P8">I have over ten years <text:span text:style-name="T1">electrical and software engineering experience</text:span> in applications ranging from Automation and Controls through Medical Imaging to <text:span text:style-name="T7">M</text:span>achine <text:span text:style-name="T7">L</text:span>earning. I am highly proficient in engineering methodology and procedures, <text:s/>including requirements definition, system architecture, optimization, technical analysis, verification and validation, and product support.  I have worked on multiple product development programs from concept, through design and production, to <text:s/>installed base support. I have held positions in large and small organizations, in both <text:s/>staff and consulting capacities, <text:s/>and am familiar with a wide range of business practices. </text:p>
      <text:p text:style-name="P1"/>
      <text:p text:style-name="P4">Technical Skills</text:p>
      <text:list xml:id="list9165728018705253479" text:style-name="WW8Num6">
        <text:list-item>
          <text:p text:style-name="P22">Knowledgeable of distributed control, PLC, and embedded controller architectures;</text:p>
        </text:list-item>
      </text:list>
      <text:p text:style-name="P24"><text:s text:c="12"/>Allen Bradley, Siemens S7 1200, ABB Automation Builder.</text:p>
      <text:list xml:id="list183720750379121" text:continue-numbering="true" text:style-name="WW8Num6">
        <text:list-item>
          <text:p text:style-name="P22">Proficient in object oriented design and UNIX/Linux embedded systems: JAVA, C#.</text:p>
        </text:list-item>
        <text:list-item>
          <text:p text:style-name="P22">Experienced with FULL STACK communications protocols and network programming.</text:p>
        </text:list-item>
        <text:list-item>
          <text:p text:style-name="P22">Familiar with 2D and 3D CAD drawing tools, Auto cad Auto desk, Solid Works, Plan 3D.</text:p>
          <text:p text:style-name="P28"/>
        </text:list-item>
      </text:list>
      <text:p text:style-name="P23"/>
      <text:p text:style-name="P25">Education</text:p>
      <text:p text:style-name="P26">Bachelor of Science in Electrical Engineering</text:p>
      <text:p text:style-name="P26">Drexel University</text:p>
      <text:p text:style-name="P26">Philadelphia Pennsylvania</text:p>
      <text:p text:style-name="P27">1982</text:p>
      <text:p text:style-name="P21"/>
      <text:p text:style-name="P4">Current Employment</text:p>
      <text:p text:style-name="P4"/>
      <text:p text:style-name="P7">Engineer, Bardac Corporation, Stevensville, Maryland 21666</text:p>
      <text:p text:style-name="P7">2012 – Present</text:p>
      <text:p text:style-name="P6"/>
      <text:p text:style-name="P14">Actively involved in the manufacturing of AC and DC power drive systems and power protection panels for high speed, <text:span text:style-name="T4">h</text:span>igh <text:span text:style-name="T4">v</text:span>oltage automation and control systems. Applications include air compressors, commercial refrigeration, <text:span text:style-name="T4">air / </text:span>fluid flow and circulation, <text:span text:style-name="T4">solar collector positioning</text:span>. <text:s/>Responsibilities include; </text:p>
      <text:p text:style-name="P14"/>
      <text:list xml:id="list1657834674505635617" text:style-name="WW8Num7">
        <text:list-item>
          <text:p text:style-name="P16">Layout, assembly, and wiring of custom control panels. </text:p>
        </text:list-item>
        <text:list-item>
          <text:p text:style-name="P16">Verification and validation of power drive systems. <text:s/></text:p>
        </text:list-item>
        <text:list-item>
          <text:p text:style-name="P17">Configuring control strategies in PLC <text:span text:style-name="T4">based</text:span> <text:span text:style-name="T4">and Web enabled monitoring</text:span> systems.</text:p>
        </text:list-item>
        <text:list-item>
          <text:p text:style-name="P17">Initiated process improvement and quality assurance protocols.</text:p>
        </text:list-item>
        <text:list-item>
          <text:p text:style-name="P18">Evaluation and <text:s/>analysis of competitive products in the PLC <text:span text:style-name="T4">and embedded controller market. Initiated</text:span> process improvement and quality assurance protocols.</text:p>
        </text:list-item>
        <text:list-item>
          <text:p text:style-name="P18">Evaluation and <text:s/>analysis of competitive products in the PLC market.</text:p>
          <text:p text:style-name="P18"/>
        </text:list-item>
      </text:list>
      <text:p text:style-name="P19"><text:soft-page-break/>TSI Consulting Group</text:p>
      <text:p text:style-name="P19">Principal Consultant</text:p>
      <text:p text:style-name="P19">2006 -2011</text:p>
      <text:p text:style-name="P20"/>
      <text:p text:style-name="P29">Performed analysis and deployment of signal processing, statistical process control <text:s/>and machine learning algorith<text:span text:style-name="T1">ms</text:span> in the development of automated trading systems. Followed and actively traded the S+P 500 futures marked on a daily basis over a period of five years.</text:p>
      <text:p text:style-name="P20"/>
      <text:p text:style-name="P10"><text:span text:style-name="T2">Product Management / Applications Engineering Experience</text:span> </text:p>
      <text:p text:style-name="P11"/>
      <text:p text:style-name="P10">Siemens <text:s/>Display Systems / NDS </text:p>
      <text:p text:style-name="P10">Karlsruhe Germany, and Morgan Hill California</text:p>
      <text:p text:style-name="P10">Remote, Regional Office Chestertown Maryland</text:p>
      <text:p text:style-name="P10">2002 – 2006</text:p>
      <text:p text:style-name="P2"/>
      <text:p text:style-name="P11">Responsibilities</text:p>
      <text:list xml:id="list4467627053166271661" text:style-name="L2">
        <text:list-item>
          <text:p text:style-name="P13">Architectural Design and technical specification of DICOM Compliant image quality calibration product <text:span text:style-name="T1">for medical imaging systems.</text:span></text:p>
        </text:list-item>
        <text:list-item>
          <text:p text:style-name="P13">Provided benchmarking and and technical analysis of competitive products in the marketplace.</text:p>
        </text:list-item>
        <text:list-item>
          <text:p text:style-name="P13">Championed <text:s/>the proposal of new product development in existing and new markets.</text:p>
        </text:list-item>
        <text:list-item>
          <text:p text:style-name="P13">Established product road-maps for all new <text:span text:style-name="T1">r</text:span>adiographic <text:span text:style-name="T1">d</text:span>isplay products.</text:p>
        </text:list-item>
        <text:list-item>
          <text:p text:style-name="P13">Represented the company at trade shows and exhibitions in the US and abroad.</text:p>
        </text:list-item>
        <text:list-item>
          <text:p text:style-name="P13">Performed product demonstrations and training at customers sites.</text:p>
        </text:list-item>
      </text:list>
      <text:p text:style-name="P11"/>
      <text:p text:style-name="P11">Outcomes</text:p>
      <text:p text:style-name="P11">Introduced the company to key players in the <text:span text:style-name="T1">r</text:span>adiographic <text:span text:style-name="T1">d</text:span>iagnostic marketplace.</text:p>
      <text:p text:style-name="P11">Successfully repositioned the company as a viable player in the <text:span text:style-name="T1">r</text:span>adiology sector, through enhancement of existing offerings and introduction of new products.</text:p>
      <text:p text:style-name="P11">Drove the development of the company’s first software products.</text:p>
      <text:p text:style-name="P11">Created the company’s prospectus and strategy on 3D display devices for the medical market.</text:p>
      <text:p text:style-name="P11">Introduced the company to new customers and players in the PACS / Radiology markets, outside their traditional surgical markets.</text:p>
      <text:p text:style-name="P11"/>
      <text:p text:style-name="P3"/>
      <text:p text:style-name="P5">Product Development Experience</text:p>
      <text:p text:style-name="P10"/>
      <text:p text:style-name="P10">Research Engineer, Sterling Diagnostic Imaging / Agfa Health-care</text:p>
      <text:p text:style-name="P10">Newark Delaware 19702</text:p>
      <text:p text:style-name="P10">1996 – 2002</text:p>
      <text:p text:style-name="P10"><text:line-break/>Responsibilities</text:p>
      <text:list xml:id="list2825149276982876622" text:style-name="L1">
        <text:list-item>
          <text:p text:style-name="P12">Leader of cross-functional core team.</text:p>
        </text:list-item>
        <text:list-item>
          <text:p text:style-name="P12">Developed product requirements specifications for <text:span text:style-name="T1">r</text:span>adiographic <text:span text:style-name="T1">d</text:span>iagnostic <text:span text:style-name="T1">w</text:span>orkstations.</text:p>
        </text:list-item>
        <text:list-item>
          <text:p text:style-name="P12">Created verification testing protocols and traceability matrices.</text:p>
        </text:list-item>
        <text:list-item>
          <text:p text:style-name="P12">Produced product documentation in accordance with US FDA, and international medical <text:span text:style-name="T5">agencies, CE Mark, UL List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Wingdings" svg:font-family="Wingdings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.028in" fo:margin-bottom="0.111in" loext:contextual-spacing="true" fo:text-indent="0in" style:auto-text-indent="false"/>
    </style:style>
    <style:style style:name="WW8Num6z0" style:family="text">
      <style:text-properties style:font-name="Symbol" fo:font-family="Symbol" style:font-name-complex="Symbol" style:font-family-complex="Symbol"/>
    </style:style>
    <style:style style:name="WW8Num6z1" style:family="text">
      <style:text-properties style:font-name="Courier New" fo:font-family="'Courier New'" style:font-family-generic="modern" style:font-name-complex="OpenSymbol1" style:font-family-complex="OpenSymbol, 'Arial Unicode MS'" style:font-pitch-complex="variable"/>
    </style:style>
    <style:style style:name="WW8Num6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7z0" style:family="text">
      <style:text-properties fo:color="#00000a" style:font-name="Symbol" fo:font-family="Symbol" style:font-name-complex="OpenSymbol1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pitch-complex="variable"/>
    </style:style>
    <style:style style:name="WW8Num4z0" style:family="text">
      <style:text-properties style:font-name="Symbol" fo:font-family="Symbol" style:font-name-complex="OpenSymbol1" style:font-family-complex="OpenSymbol, 'Arial Unicode MS'" style:font-pitch-complex="variable"/>
    </style:style>
    <style:style style:name="WW8Num4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1" style:font-family-complex="OpenSymbol, 'Arial Unicode MS'" style:font-pitch-complex="variable"/>
    </style:style>
    <style:style style:name="WW8Num5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2z0" style:family="text">
      <style:text-properties style:font-name="Symbol" fo:font-family="Symbol" style:font-name-complex="OpenSymbol1" style:font-family-complex="OpenSymbol, 'Arial Unicode MS'" style:font-pitch-complex="variable"/>
    </style:style>
    <style:style style:name="WW8Num2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Bullet_20_Symbols" style:display-name="Bullet Symbols" style:family="text">
      <style:text-properties style:font-name="OpenSymbol2" fo:font-family="OpenSymbol" style:font-charset="x-symbol" style:font-name-asian="OpenSymbol2" style:font-family-asian="OpenSymbol" style:font-charset-asian="x-symbol" style:font-name-complex="OpenSymbol2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10:35.924555294</meta:creation-date>
    <dc:date>2017-12-20T18:37:18.657351026</dc:date>
    <meta:editing-duration>PT5M28S</meta:editing-duration>
    <meta:editing-cycles>1</meta:editing-cycles>
    <meta:document-statistic meta:table-count="0" meta:image-count="0" meta:object-count="0" meta:page-count="2" meta:paragraph-count="60" meta:word-count="580" meta:character-count="4187" meta:non-whitespace-character-count="3653"/>
    <meta:generator>LibreOffice/5.1.6.2$Linux_X86_64 LibreOffice_project/10m0$Build-2</meta:generator>
  </office:meta>
</office:document-meta>
</file>